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style:font-name="Verdana"/>
    </style:style>
    <style:style style:name="P4" style:family="paragraph" style:parent-style-name="Text_20_body">
      <style:paragraph-properties fo:margin-top="0in" fo:margin-bottom="0in"/>
      <style:text-properties style:font-name="Verdana" fo:font-size="10pt" style:font-size-asian="10pt"/>
    </style:style>
    <style:style style:name="P5" style:family="paragraph" style:parent-style-name="Text_20_body">
      <style:paragraph-properties fo:margin-top="0in" fo:margin-bottom="0in" fo:text-align="center" style:justify-single-word="false"/>
    </style:style>
    <style:style style:name="P6" style:family="paragraph" style:parent-style-name="Text_20_body">
      <style:paragraph-properties fo:margin-top="0.1665in" fo:margin-bottom="0.0835in"/>
      <style:text-properties style:font-name="Verdana" fo:font-size="12pt" fo:font-weight="bold" style:font-size-asian="12pt" style:font-weight-asian="bold"/>
    </style:style>
    <style:style style:name="P7" style:family="paragraph" style:parent-style-name="Text_20_body">
      <style:paragraph-properties fo:margin-top="0.25in" fo:margin-bottom="0.0835in"/>
      <style:text-properties style:font-name="Verdana" fo:font-size="12pt" fo:font-weight="bold" style:font-size-asian="12pt" style:font-weight-asian="bold"/>
    </style:style>
    <style:style style:name="P8" style:family="paragraph" style:parent-style-name="Text_20_body">
      <style:paragraph-properties fo:margin-top="0in" fo:margin-bottom="0.0417in"/>
    </style:style>
    <style:style style:name="P9" style:family="paragraph" style:parent-style-name="Text_20_body">
      <style:paragraph-properties fo:margin-top="0in" fo:margin-bottom="0.0417in"/>
      <style:text-properties style:font-name="Verdana"/>
    </style:style>
    <style:style style:name="P10" style:family="paragraph" style:parent-style-name="Text_20_body">
      <style:paragraph-properties fo:margin-top="0in" fo:margin-bottom="0.0417in"/>
      <style:text-properties style:font-name="Verdana" fo:font-size="9pt" fo:font-weight="bold" style:font-size-asian="9pt" style:font-weight-asian="bold"/>
    </style:style>
    <style:style style:name="P11" style:family="paragraph" style:parent-style-name="Text_20_body">
      <style:paragraph-properties fo:margin-top="0.1665in" fo:margin-bottom="0.0417in"/>
    </style:style>
    <style:style style:name="P12" style:family="paragraph" style:parent-style-name="Text_20_body" style:master-page-name="Standard">
      <style:paragraph-properties fo:margin-top="0in" fo:margin-bottom="0in" fo:line-height="150%" fo:text-align="center" style:justify-single-word="false" style:page-number="auto"/>
      <style:text-properties style:font-name="Verdana" fo:font-size="9pt" style:font-size-asian="9pt"/>
    </style:style>
    <style:style style:name="P13" style:family="paragraph" style:parent-style-name="Text_20_body" style:list-style-name="WW8Num19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4" style:family="paragraph" style:parent-style-name="Text_20_body" style:list-style-name="WW8Num20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5" style:family="paragraph" style:parent-style-name="Text_20_body" style:list-style-name="WW8Num21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6" style:family="paragraph" style:parent-style-name="Text_20_body" style:list-style-name="WW8Num22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7" style:family="paragraph" style:parent-style-name="Text_20_body" style:list-style-name="WW8Num27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8" style:family="paragraph" style:parent-style-name="Text_20_body" style:list-style-name="WW8Num28">
      <style:paragraph-properties fo:margin-top="0in" fo:margin-bottom="0in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19" style:family="paragraph" style:parent-style-name="Text_20_body" style:list-style-name="WW8Num8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0" style:family="paragraph" style:parent-style-name="Text_20_body" style:list-style-name="WW8Num9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1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2" style:family="paragraph" style:parent-style-name="Text_20_body" style:list-style-name="WW8Num1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3" style:family="paragraph" style:parent-style-name="Text_20_body" style:list-style-name="WW8Num16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4" style:family="paragraph" style:parent-style-name="Text_20_body" style:list-style-name="WW8Num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5" style:family="paragraph" style:parent-style-name="Text_20_body" style:list-style-name="WW8Num2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6" style:family="paragraph" style:parent-style-name="Text_20_body" style:list-style-name="WW8Num27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7" style:family="paragraph" style:parent-style-name="Text_20_body" style:list-style-name="WW8Num29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8" style:family="paragraph" style:parent-style-name="Text_20_body" style:list-style-name="WW8Num30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29" style:family="paragraph" style:parent-style-name="Text_20_body" style:list-style-name="WW8Num3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30" style:family="paragraph" style:parent-style-name="Text_20_body" style:list-style-name="WW8Num10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 style:font-size-complex="10pt"/>
    </style:style>
    <style:style style:name="P31" style:family="paragraph" style:parent-style-name="Text_20_body" style:list-style-name="WW8Num8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2" style:family="paragraph" style:parent-style-name="Text_20_body" style:list-style-name="WW8Num1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3" style:family="paragraph" style:parent-style-name="Text_20_body" style:list-style-name="WW8Num12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4" style:family="paragraph" style:parent-style-name="Text_20_body" style:list-style-name="WW8Num14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5" style:family="paragraph" style:parent-style-name="Text_20_body" style:list-style-name="WW8Num1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6" style:family="paragraph" style:parent-style-name="Text_20_body" style:list-style-name="WW8Num17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7" style:family="paragraph" style:parent-style-name="Text_20_body" style:list-style-name="WW8Num18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38" style:family="paragraph" style:parent-style-name="Text_20_body" style:list-style-name="WW8Num8">
      <style:paragraph-properties fo:margin-top="0in" fo:margin-bottom="0.0417in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39" style:family="paragraph" style:parent-style-name="Text_20_body" style:list-style-name="WW8Num8">
      <style:paragraph-properties fo:margin-left="0in" fo:margin-right="0in" fo:margin-top="0in" fo:margin-bottom="0in" fo:text-indent="0in" style:auto-text-indent="false">
        <style:tab-stops>
          <style:tab-stop style:position="0.4909in"/>
        </style:tab-stops>
      </style:paragraph-properties>
      <style:text-properties style:font-name="Verdana" fo:font-size="10pt" style:font-size-asian="10pt"/>
    </style:style>
    <style:style style:name="P40" style:family="paragraph" style:parent-style-name="Text_20_body" style:list-style-name="WW8Num23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41" style:family="paragraph" style:parent-style-name="Text_20_body" style:list-style-name="WW8Num25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42" style:family="paragraph" style:parent-style-name="Text_20_body" style:list-style-name="WW8Num26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P43" style:family="paragraph" style:parent-style-name="Text_20_body" style:list-style-name="WW8Num28">
      <style:paragraph-properties fo:margin-left="0.9819in" fo:margin-right="0in" fo:margin-top="0in" fo:margin-bottom="0in" fo:text-indent="-0.1965in" style:auto-text-indent="false">
        <style:tab-stops>
          <style:tab-stop style:position="0.9819in"/>
        </style:tab-stops>
      </style:paragraph-properties>
      <style:text-properties style:font-name="Verdana" fo:font-size="10pt" style:font-size-asian="10pt"/>
    </style:style>
    <style:style style:name="T1" style:family="text">
      <style:text-properties style:font-name="Verdana"/>
    </style:style>
    <style:style style:name="T2" style:family="text">
      <style:text-properties style:font-name="Verdana" fo:font-size="18pt" fo:font-weight="bold" style:font-size-asian="18pt" style:font-weight-asian="bold"/>
    </style:style>
    <style:style style:name="T3" style:family="text">
      <style:text-properties style:font-name="Verdana" fo:font-size="10pt" style:font-size-asian="10pt"/>
    </style:style>
    <style:style style:name="T4" style:family="text">
      <style:text-properties style:font-name="Verdana" fo:font-size="10pt" style:font-size-asian="8.75pt" style:font-size-complex="10pt"/>
    </style:style>
    <style:style style:name="T5" style:family="text">
      <style:text-properties style:font-name="Verdana" fo:font-size="9pt" style:font-size-asian="9pt" style:font-size-complex="9pt"/>
    </style:style>
    <style:style style:name="T6" style:family="text">
      <style:text-properties style:font-name="Verdana" fo:font-size="9pt" fo:font-weight="bold" style:font-size-asian="9pt" style:font-weight-asian="bold"/>
    </style:style>
    <style:style style:name="T7" style:family="text">
      <style:text-properties fo:font-size="10pt" fo:font-weight="normal" style:font-size-asian="10pt" style:font-weight-asian="normal" style:font-weight-complex="normal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3330 Country Square Dr. Apt. 1402 Carrollton TX 75006<text:line-break/>cell: (214) 770-1812 <text:s/>e-mail: seaneshbaugh@gmail.com</text:p>
      <text:p text:style-name="P5"><text:span text:style-name="T2">Sean</text:span><text:span text:style-name="T1"> </text:span><text:span text:style-name="T2">A. Eshbaugh</text:span></text:p>
      <text:p text:style-name="P6">Objective</text:p>
      <text:p text:style-name="P2"><text:span text:style-name="T3">Seeking employment developing web based applications, software tools, or any position that requires a wide variety of technical knowledge.</text:span><text:span text:style-name="T1"> </text:span></text:p>
      <text:p text:style-name="P7">Experience</text:p>
      <text:p text:style-name="P8"><text:span text:style-name="T3">8/2011</text:span><text:span text:style-name="T1"> – </text:span><text:span text:style-name="T4">4/2012</text:span><text:span text:style-name="T3"><text:tab/><text:tab/>Mojo Media Labs<text:tab/><text:tab/><text:tab/>Irving, TX</text:span></text:p>
      <text:p text:style-name="P10">Director of Technology</text:p>
      <text:list xml:id="list27155066" text:style-name="WW8Num8">
        <text:list-item>
          <text:p text:style-name="P19">Oversee all technical aspects of day to day operations as well as act as technical lead on all projects. Responsible for leading and managing junior developers.</text:p>
        </text:list-item>
        <text:list-item>
          <text:p text:style-name="P19">Successfully brought several websites from conception to completion, designed and developed an iPhone app for bkcert.org using the PhoneGap framework.</text:p>
        </text:list-item>
        <text:list-item>
          <text:p text:style-name="P38">Completed and ongoing websites include: darkroomsoftware.com, wingsofblue.com, bizquizzes.com, marketing-candy.com, mojomedialabs.com.<text:line-break/></text:p>
        </text:list-item>
      </text:list>
      <text:p text:style-name="P10"><text:span text:style-name="T7">8/2009</text:span><text:span text:style-name="T9"> – </text:span><text:span text:style-name="T8">Present</text:span><text:span text:style-name="T7"><text:tab/><text:tab/>Freelance Web Developer<text:tab/><text:tab/>Plano, TX</text:span><text:line-break/>Web Developer</text:p>
      <text:list xml:id="list27147131" text:continue-numbering="true" text:style-name="WW8Num8">
        <text:list-item>
          <text:p text:style-name="P19">Develop Ruby on Rails based web sites to meet client needs including content management and publication.</text:p>
        </text:list-item>
        <text:list-item>
          <text:p text:style-name="P19">Completed and ongoing websites include: cedarealty.com, groundedforlife.org, ruthieonart.biz, dallasluxuryneighborhoods.com, essfleetservice.com, and seaneshbaugh.com.</text:p>
          <text:p text:style-name="P39"/>
        </text:list-item>
      </text:list>
      <text:p text:style-name="P8"><text:span text:style-name="T3">6/2006</text:span><text:span text:style-name="T1"> – </text:span><text:span text:style-name="T4">6/</text:span><text:span text:style-name="T3">2010<text:tab/><text:tab/>Good News</text:span><text:span text:style-name="T1"> </text:span><text:span text:style-name="T3">Now<text:tab/><text:tab/><text:tab/>Richardson, TX</text:span></text:p>
      <text:p text:style-name="P10">Developer and Administrator</text:p>
      <text:list xml:id="list27164049" text:continue-numbering="true" text:style-name="WW8Num8">
        <text:list-item>
          <text:p text:style-name="P31"><text:span text:style-name="T3">Developed</text:span><text:span text:style-name="T1"> </text:span><text:span text:style-name="T3">a web based content management system using the</text:span><text:span text:style-name="T1"> </text:span><text:span text:style-name="T3">Ruby on Rails framework to allow for simple and easy publication and control of content created by the content curator and the users.</text:span></text:p>
        </text:list-item>
        <text:list-item>
          <text:p text:style-name="P19">Maintained website data with emphasis on continuous development of new features to <text:s/>streamline insertion of new and changing web content.</text:p>
        </text:list-item>
      </text:list>
      <text:p text:style-name="P9"/>
      <text:p text:style-name="P8"><text:span text:style-name="T3">11/20</text:span><text:span text:style-name="T5">08 – 5/2009<text:tab/><text:tab/>Wolf Camera</text:span><text:span text:style-name="T3"><text:tab/><text:tab/><text:tab/><text:tab/>Plano, TX</text:span></text:p>
      <text:p text:style-name="P10">Sales Associate and Lab Assistant</text:p>
      <text:list xml:id="list27146504" text:style-name="WW8Num9">
        <text:list-item>
          <text:p text:style-name="P20">Assisted in running the photo printing lab.</text:p>
        </text:list-item>
      </text:list>
      <text:list xml:id="list27163548" text:style-name="WW8Num10">
        <text:list-item>
          <text:p text:style-name="P30">Achieved status as top ten camera sales person in the Dallas district for the month of April 2009.</text:p>
        </text:list-item>
      </text:list>
      <text:p text:style-name="P11"><text:span text:style-name="T3">5/2006</text:span><text:span text:style-name="T1"> – </text:span><text:span text:style-name="T3">9/2006<text:tab/><text:tab/>Dallas Semiconductor<text:tab/><text:tab/>Dallas, TX</text:span></text:p>
      <text:p text:style-name="P10">Summer Intern</text:p>
      <text:list xml:id="list27169047" text:style-name="WW8Num11">
        <text:list-item>
          <text:p text:style-name="P32"><text:span text:style-name="T3">Developed application to automate assemblage of parametrized device measurement algorithms into custom</text:span><text:span text:style-name="T1"> </text:span><text:span text:style-name="T3">programs for testing semiconductor wafers. Used Ruby on Rails as primary programming tool.</text:span></text:p>
        </text:list-item>
      </text:list>
      <text:list xml:id="list27169070" text:style-name="WW8Num12">
        <text:list-item>
          <text:p text:style-name="P33"><text:span text:style-name="T3">Created a database schema to handle the</text:span><text:span text:style-name="T1"> </text:span><text:span text:style-name="T3">storage and retrieval of necessary information for the above application.</text:span></text:p>
        </text:list-item>
      </text:list>
      <text:list xml:id="list27166405" text:style-name="WW8Num13">
        <text:list-item>
          <text:p text:style-name="P21">Implemented a backup system using subversion to ensure all project data was properly preserved.</text:p>
        </text:list-item>
      </text:list>
      <text:p text:style-name="P11"><text:soft-page-break/><text:span text:style-name="T3">5/2005</text:span><text:span text:style-name="T1"> – </text:span><text:span text:style-name="T3">8/2005<text:tab/><text:tab/>Dallas Semiconductor<text:tab/><text:tab/>Dallas, TX</text:span></text:p>
      <text:p text:style-name="P10">Summer Intern</text:p>
      <text:list xml:id="list27155999" text:style-name="WW8Num14">
        <text:list-item>
          <text:p text:style-name="P34"><text:span text:style-name="T3">Investigated web based methods for technical report submission, storage,</text:span><text:span text:style-name="T1"> </text:span><text:span text:style-name="T3">and retrieval in order to facilitate collaboration and communication between development engineers.</text:span></text:p>
        </text:list-item>
      </text:list>
      <text:list xml:id="list27173536" text:style-name="WW8Num15">
        <text:list-item>
          <text:p text:style-name="P35"><text:span text:style-name="T3">Installed and tested the web based content management systems Mambo and Drupal for comparison. Focused on functionality and ease of implementation while still being able to maintain a secure and access limited</text:span><text:span text:style-name="T1"> </text:span><text:span text:style-name="T3">environment. </text:span></text:p>
          <text:p text:style-name="P22"/>
        </text:list-item>
      </text:list>
      <text:p text:style-name="P11"><text:span text:style-name="T3">6/2004</text:span><text:span text:style-name="T1"> – </text:span><text:span text:style-name="T3">8/2004<text:tab/><text:tab/>Dallas Semiconductor<text:tab/><text:tab/>Dallas, TX</text:span></text:p>
      <text:p text:style-name="P8"><text:span text:style-name="T6">Summer Intern</text:span><text:span text:style-name="T1"> </text:span></text:p>
      <text:list xml:id="list27155614" text:style-name="WW8Num16">
        <text:list-item>
          <text:p text:style-name="P23">Wrote Visual Basic macros for sorting manufacturing date in Microsoft Excel. Generated and presented reports at daily staff meetings.</text:p>
        </text:list-item>
      </text:list>
      <text:list xml:id="list27173525" text:style-name="WW8Num17">
        <text:list-item>
          <text:p text:style-name="P36"><text:span text:style-name="T3">Developed and implemented a method to accurately count the throughput of Cannon i-Line photo steppers.</text:span><text:span text:style-name="T1"> </text:span><text:span text:style-name="T3">Involved extensive error checking to reconcile and account for re-processed</text:span><text:span text:style-name="T1"> </text:span><text:span text:style-name="T3">wafers.</text:span></text:p>
        </text:list-item>
      </text:list>
      <text:list xml:id="list27170189" text:style-name="WW8Num18">
        <text:list-item>
          <text:p text:style-name="P37"><text:span text:style-name="T3">Modified stepper input parameters for existing wafer lots to achieve better production results</text:span><text:span text:style-name="T1"> </text:span><text:span text:style-name="T3">and yields.</text:span></text:p>
        </text:list-item>
      </text:list>
      <text:p text:style-name="P7">Computer Skills </text:p>
      <text:p text:style-name="P4"/>
      <text:list xml:id="list27166112" text:style-name="WW8Num5">
        <text:list-item>
          <text:p text:style-name="P24">Programming Languages</text:p>
        </text:list-item>
      </text:list>
      <text:list xml:id="list27151355" text:style-name="WW8Num19">
        <text:list-item>
          <text:list>
            <text:list-item>
              <text:p text:style-name="P13">Ruby (especially Ruby on Rails)</text:p>
            </text:list-item>
            <text:list-item>
              <text:p text:style-name="P13">JavaScript</text:p>
            </text:list-item>
          </text:list>
        </text:list-item>
      </text:list>
      <text:list xml:id="list27173093" text:style-name="WW8Num20">
        <text:list-item>
          <text:list>
            <text:list-item>
              <text:p text:style-name="P14">HTML</text:p>
            </text:list-item>
            <text:list-item>
              <text:p text:style-name="P14">CSS</text:p>
            </text:list-item>
          </text:list>
        </text:list-item>
      </text:list>
      <text:list xml:id="list27166456" text:style-name="WW8Num21">
        <text:list-item>
          <text:list>
            <text:list-item>
              <text:p text:style-name="P15">C#</text:p>
            </text:list-item>
          </text:list>
        </text:list-item>
      </text:list>
      <text:list xml:id="list27164157" text:style-name="WW8Num22">
        <text:list-item>
          <text:list>
            <text:list-item>
              <text:p text:style-name="P16">C/C++</text:p>
            </text:list-item>
            <text:list-item>
              <text:p text:style-name="P16">MySQL</text:p>
            </text:list-item>
          </text:list>
        </text:list-item>
      </text:list>
      <text:list xml:id="list27153971" text:style-name="WW8Num23">
        <text:list-item>
          <text:list>
            <text:list-item>
              <text:p text:style-name="P40">Perl</text:p>
            </text:list-item>
          </text:list>
        </text:list-item>
      </text:list>
      <text:list xml:id="list27170028" text:style-name="WW8Num25">
        <text:list-item>
          <text:list>
            <text:list-item>
              <text:p text:style-name="P41">Visual Basic</text:p>
            </text:list-item>
          </text:list>
        </text:list-item>
        <text:list-item>
          <text:p text:style-name="P25">Operating Systems</text:p>
          <text:list>
            <text:list-item>
              <text:p text:style-name="P41">Windows 7/Vista/XP/NT</text:p>
            </text:list-item>
            <text:list-item>
              <text:p text:style-name="P41">OSX 10.6</text:p>
            </text:list-item>
          </text:list>
        </text:list-item>
      </text:list>
      <text:list xml:id="list27155706" text:style-name="WW8Num26">
        <text:list-item>
          <text:list>
            <text:list-item>
              <text:p text:style-name="P42">Ubuntu Linux</text:p>
            </text:list-item>
          </text:list>
        </text:list-item>
      </text:list>
      <text:list xml:id="list27162350" text:style-name="WW8Num27">
        <text:list-item>
          <text:list>
            <text:list-item>
              <text:p text:style-name="P17">Solaris</text:p>
            </text:list-item>
          </text:list>
        </text:list-item>
        <text:list-item>
          <text:p text:style-name="P26">Applications</text:p>
        </text:list-item>
      </text:list>
      <text:list xml:id="list27166437" text:style-name="WW8Num28">
        <text:list-item>
          <text:list>
            <text:list-item>
              <text:p text:style-name="P18">MS Visual Studio 2010 and 2005</text:p>
            </text:list-item>
            <text:list-item>
              <text:p text:style-name="P18">git</text:p>
            </text:list-item>
            <text:list-item>
              <text:p text:style-name="P18">Adobe Photoshop</text:p>
            </text:list-item>
            <text:list-item>
              <text:p text:style-name="P18">GIMP</text:p>
            </text:list-item>
            <text:list-item>
              <text:p text:style-name="P18">Open Office/Libre Office</text:p>
            </text:list-item>
            <text:list-item>
              <text:p text:style-name="P43">MS Office </text:p>
            </text:list-item>
          </text:list>
        </text:list-item>
      </text:list>
      <text:p text:style-name="P7">Education </text:p>
      <text:p text:style-name="P3"/>
      <text:list xml:id="list27156730" text:style-name="WW8Num29">
        <text:list-item>
          <text:p text:style-name="P27">University of Texas at Dallas, Richardson TX. Computer Science.</text:p>
        </text:list-item>
      </text:list>
      <text:list xml:id="list27167359" text:style-name="WW8Num30">
        <text:list-item>
          <text:p text:style-name="P28">CCCC, Plano TX. Courses to fulfill general graduation requirements.</text:p>
        </text:list-item>
      </text:list>
      <text:list xml:id="list27174295" text:style-name="WW8Num31">
        <text:list-item>
          <text:p text:style-name="P29">Current grade level, Junio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tarSymbol" svg:font-family="StarSymbol, 'Arial Unicode MS'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0z1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Symbol" fo:font-size="9pt" style:font-size-asian="9pt" style:font-name-complex="StarSymbol" style:font-size-complex="9pt"/>
    </style:style>
    <style:style style:name="WW8Num17z0" style:family="text">
      <style:text-properties style:font-name="Wingdings" fo:font-size="9pt" style:font-size-asian="9pt" style:font-name-complex="StarSymbol" style:font-size-complex="9pt"/>
    </style:style>
    <style:style style:name="WW8Num17z1" style:family="text">
      <style:text-properties style:font-name="Symbol" fo:font-size="9pt" style:font-size-asian="9pt" style:font-name-complex="StarSymbol" style:font-size-complex="9pt"/>
    </style:style>
    <style:style style:name="WW8Num18z0" style:family="text">
      <style:text-properties style:font-name="Wingdings" fo:font-size="9pt" style:font-size-asian="9pt" style:font-name-complex="StarSymbol" style:font-size-complex="9pt"/>
    </style:style>
    <style:style style:name="WW8Num18z1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Wingdings" fo:font-size="9pt" style:font-size-asian="9pt" style:font-name-complex="StarSymbol" style:font-size-complex="9pt"/>
    </style:style>
    <style:style style:name="WW8Num19z1" style:family="text">
      <style:text-properties style:font-name="Symbol" fo:font-size="9pt" style:font-size-asian="9pt" style:font-name-complex="StarSymbol" style:font-size-complex="9pt"/>
    </style:style>
    <style:style style:name="WW8Num20z0" style:family="text">
      <style:text-properties style:font-name="Wingdings" fo:font-size="9pt" style:font-size-asian="9pt" style:font-name-complex="StarSymbol" style:font-size-complex="9pt"/>
    </style:style>
    <style:style style:name="WW8Num20z1" style:family="text">
      <style:text-properties style:font-name="Symbol" fo:font-size="9pt" style:font-size-asian="9pt" style:font-name-complex="StarSymbol" style:font-size-complex="9pt"/>
    </style:style>
    <style:style style:name="WW8Num21z0" style:family="text">
      <style:text-properties style:font-name="Wingdings" fo:font-size="9pt" style:font-size-asian="9pt" style:font-name-complex="StarSymbol" style:font-size-complex="9pt"/>
    </style:style>
    <style:style style:name="WW8Num21z1" style:family="text">
      <style:text-properties style:font-name="Symbol" fo:font-size="9pt" style:font-size-asian="9pt" style:font-name-complex="StarSymbol" style:font-size-complex="9pt"/>
    </style:style>
    <style:style style:name="WW8Num22z0" style:family="text">
      <style:text-properties style:font-name="Wingdings" fo:font-size="9pt" style:font-size-asian="9pt" style:font-name-complex="StarSymbol" style:font-size-complex="9pt"/>
    </style:style>
    <style:style style:name="WW8Num22z1" style:family="text">
      <style:text-properties style:font-name="Symbol" fo:font-size="9pt" style:font-size-asian="9pt" style:font-name-complex="StarSymbol" style:font-size-complex="9pt"/>
    </style:style>
    <style:style style:name="WW8Num23z0" style:family="text">
      <style:text-properties style:font-name="Wingdings" fo:font-size="9pt" style:font-size-asian="9pt" style:font-name-complex="StarSymbol" style:font-size-complex="9pt"/>
    </style:style>
    <style:style style:name="WW8Num23z1" style:family="text">
      <style:text-properties style:font-name="Symbol" fo:font-size="9pt" style:font-size-asian="9pt" style:font-name-complex="StarSymbol" style:font-size-complex="9pt"/>
    </style:style>
    <style:style style:name="WW8Num24z0" style:family="text">
      <style:text-properties style:font-name="Wingdings" fo:font-size="9pt" style:font-size-asian="9pt" style:font-name-complex="StarSymbol" style:font-size-complex="9pt"/>
    </style:style>
    <style:style style:name="WW8Num24z1" style:family="text">
      <style:text-properties style:font-name="Symbol" fo:font-size="9pt" style:font-size-asian="9pt" style:font-name-complex="StarSymbol" style:font-size-complex="9pt"/>
    </style:style>
    <style:style style:name="WW8Num25z0" style:family="text">
      <style:text-properties style:font-name="Wingdings" fo:font-size="9pt" style:font-size-asian="9pt" style:font-name-complex="StarSymbol" style:font-size-complex="9pt"/>
    </style:style>
    <style:style style:name="WW8Num25z1" style:family="text">
      <style:text-properties style:font-name="Symbol" fo:font-size="9pt" style:font-size-asian="9pt" style:font-name-complex="StarSymbol" style:font-size-complex="9pt"/>
    </style:style>
    <style:style style:name="WW8Num26z0" style:family="text">
      <style:text-properties style:font-name="Wingdings" fo:font-size="9pt" style:font-size-asian="9pt" style:font-name-complex="StarSymbol" style:font-size-complex="9pt"/>
    </style:style>
    <style:style style:name="WW8Num26z1" style:family="text">
      <style:text-properties style:font-name="Symbol" fo:font-size="9pt" style:font-size-asian="9pt" style:font-name-complex="StarSymbol" style:font-size-complex="9pt"/>
    </style:style>
    <style:style style:name="WW8Num27z0" style:family="text">
      <style:text-properties style:font-name="Wingdings" fo:font-size="9pt" style:font-size-asian="9pt" style:font-name-complex="StarSymbol" style:font-size-complex="9pt"/>
    </style:style>
    <style:style style:name="WW8Num27z1" style:family="text">
      <style:text-properties style:font-name="Symbol" fo:font-size="9pt" style:font-size-asian="9pt" style:font-name-complex="StarSymbol" style:font-size-complex="9pt"/>
    </style:style>
    <style:style style:name="WW8Num28z0" style:family="text">
      <style:text-properties style:font-name="Wingdings" fo:font-size="9pt" style:font-size-asian="9pt" style:font-name-complex="StarSymbol" style:font-size-complex="9pt"/>
    </style:style>
    <style:style style:name="WW8Num28z1" style:family="text">
      <style:text-properties style:font-name="Symbol" fo:font-size="9pt" style:font-size-asian="9pt" style:font-name-complex="StarSymbol" style:font-size-complex="9pt"/>
    </style:style>
    <style:style style:name="WW8Num29z0" style:family="text">
      <style:text-properties style:font-name="Wingdings" fo:font-size="9pt" style:font-size-asian="9pt" style:font-name-complex="StarSymbol" style:font-size-complex="9pt"/>
    </style:style>
    <style:style style:name="WW8Num29z1" style:family="text">
      <style:text-properties style:font-name="Symbol" fo:font-size="9pt" style:font-size-asian="9pt" style:font-name-complex="StarSymbol" style:font-size-complex="9pt"/>
    </style:style>
    <style:style style:name="WW8Num30z0" style:family="text">
      <style:text-properties style:font-name="Wingdings" fo:font-size="9pt" style:font-size-asian="9pt" style:font-name-complex="StarSymbol" style:font-size-complex="9pt"/>
    </style:style>
    <style:style style:name="WW8Num30z1" style:family="text">
      <style:text-properties style:font-name="Symbol" fo:font-size="9pt" style:font-size-asian="9pt" style:font-name-complex="StarSymbol" style:font-size-complex="9pt"/>
    </style:style>
    <style:style style:name="WW8Num31z0" style:family="text">
      <style:text-properties style:font-name="Wingdings" fo:font-size="9pt" style:font-size-asian="9pt" style:font-name-complex="StarSymbol" style:font-size-complex="9pt"/>
    </style:style>
    <style:style style:name="WW8Num31z1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5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5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5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5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5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5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5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5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5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7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7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7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7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7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7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7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7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1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2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2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2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2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2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2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2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2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3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3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3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3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3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3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3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3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4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4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4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4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4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4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4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4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5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5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5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5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5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5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5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5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6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6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6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6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6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6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6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6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7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7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7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7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7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7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7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7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8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8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8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8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8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8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8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8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29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9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9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9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9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9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9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9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0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0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0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0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0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0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0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0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text:bullet-char="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Wingdings"/>
      </text:list-level-style-bullet>
      <text:list-level-style-bullet text:level="2" text:style-name="WW8Num31z1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1z1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1z1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1z1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1z1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1z1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1z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1z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meta:creation-date>2008-09-01T01:32:31</meta:creation-date>
    <dc:date>2012-04-06T07:02:31.20</dc:date>
    <meta:editing-cycles>30</meta:editing-cycles>
    <meta:editing-duration>PT7H5M21S</meta:editing-duration>
    <meta:generator>LibreOffice/3.4$Win32 LibreOffice_project/340m1$Build-502</meta:generator>
    <meta:document-statistic meta:table-count="0" meta:image-count="0" meta:object-count="0" meta:page-count="2" meta:paragraph-count="62" meta:word-count="548" meta:character-count="3640" meta:non-whitespace-character-count="3169"/>
  </office:meta>
</office:document-meta>
</file>